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Lohit Devanagari1" svg:font-family="'Lohit Devanagari'"/>
    <style:font-face style:name="serif" svg:font-family="serif"/>
    <style:font-face style:name="Courier New" svg:font-family="'Courier New'"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snap-to-layout-grid="false"/>
      <style:text-properties fo:color="#808080" style:font-name="Verdana" fo:font-size="7.5pt" style:font-name-asian="Times New Roman" style:font-size-asian="7.5pt" style:language-asian="en" style:country-asian="US" style:font-name-complex="Verdana" style:font-size-complex="7.5pt" style:language-complex="en" style:country-complex="US"/>
    </style:style>
    <style:style style:name="P2" style:family="paragraph" style:parent-style-name="Standard">
      <style:text-properties fo:color="#808080" style:font-name="Verdana" fo:font-size="7.5pt" fo:language="es" fo:country="ES" officeooo:rsid="000f1383" officeooo:paragraph-rsid="000f1383" style:font-name-asian="Times New Roman" style:font-size-asian="7.5pt" style:language-asian="en" style:country-asian="US" style:font-name-complex="Verdana" style:font-size-complex="7.5pt" style:language-complex="en" style:country-complex="US"/>
    </style:style>
    <style:style style:name="P3" style:family="paragraph" style:parent-style-name="Standard">
      <style:text-properties fo:color="#808080" style:font-name="Verdana" fo:font-size="7.5pt" fo:language="es" fo:country="ES" fo:font-style="italic" style:font-name-asian="Times New Roman" style:font-size-asian="7.5pt" style:language-asian="en" style:country-asian="US" style:font-style-asian="italic" style:font-name-complex="Verdana" style:font-size-complex="7.5pt" style:language-complex="en" style:country-complex="US"/>
    </style:style>
    <style:style style:name="P4" style:family="paragraph" style:parent-style-name="Standard">
      <style:text-properties officeooo:paragraph-rsid="000f49fb"/>
    </style:style>
    <style:style style:name="P5" style:family="paragraph" style:parent-style-name="Standard">
      <style:text-properties style:font-size-complex="10pt"/>
    </style:style>
    <style:style style:name="P6" style:family="paragraph" style:parent-style-name="Standard">
      <style:paragraph-properties fo:text-align="center" style:justify-single-word="false"/>
    </style:style>
    <style:style style:name="P7" style:family="paragraph" style:parent-style-name="Standard">
      <style:text-properties style:font-name="Calibri" fo:font-size="11pt" fo:language="es" fo:country="ES" fo:font-weight="bold" style:font-name-asian="Times New Roman" style:font-size-asian="11pt" style:language-asian="en" style:country-asian="US" style:font-weight-asian="bold" style:font-name-complex="Calibri" style:font-size-complex="11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paragraph-properties fo:text-align="justify" style:justify-single-word="false"/>
      <style:text-properties officeooo:rsid="00112e15" officeooo:paragraph-rsid="00112e15"/>
    </style:style>
    <style:style style:name="P11" style:family="paragraph" style:parent-style-name="Standard">
      <style:paragraph-properties fo:text-align="justify" style:justify-single-word="false"/>
      <style:text-properties officeooo:rsid="0016a871" officeooo:paragraph-rsid="0016a871"/>
    </style:style>
    <style:style style:name="P12" style:family="paragraph" style:parent-style-name="Header">
      <style:text-properties fo:font-weight="bold" style:font-weight-asian="bold"/>
    </style:style>
    <style:style style:name="P13" style:family="paragraph" style:parent-style-name="Standard">
      <style:paragraph-properties fo:break-before="page"/>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tandard">
      <style:paragraph-properties fo:margin-left="1.27cm" fo:margin-right="0cm" fo:text-align="justify" style:justify-single-word="false" fo:text-indent="0cm" style:auto-text-indent="false"/>
    </style:style>
    <style:style style:name="P16" style:family="paragraph" style:parent-style-name="Subtitle">
      <style:text-properties fo:language="en" fo:country="GB"/>
    </style:style>
    <style:style style:name="P17" style:family="paragraph" style:parent-style-name="Contents_20_2">
      <style:paragraph-properties>
        <style:tab-stops>
          <style:tab-stop style:position="15.222cm" style:type="right" style:leader-style="dotted" style:leader-text="."/>
        </style:tab-stops>
      </style:paragraph-properties>
    </style:style>
    <style:style style:name="P18" style:family="paragraph" style:parent-style-name="Contents_20_1">
      <style:paragraph-properties>
        <style:tab-stops>
          <style:tab-stop style:position="15.222cm" style:type="right" style:leader-style="dotted" style:leader-text="."/>
        </style:tab-stops>
      </style:paragraph-properties>
    </style:style>
    <style:style style:name="P19" style:family="paragraph" style:parent-style-name="Standard">
      <style:paragraph-properties fo:text-align="justify" style:justify-single-word="false"/>
      <style:text-properties officeooo:rsid="00196ed7" officeooo:paragraph-rsid="00196ed7"/>
    </style:style>
    <style:style style:name="P20" style:family="paragraph" style:parent-style-name="Standard">
      <style:paragraph-properties fo:text-align="justify" style:justify-single-word="false"/>
      <style:text-properties officeooo:rsid="001a87db" officeooo:paragraph-rsid="001a87db"/>
    </style:style>
    <style:style style:name="P21" style:family="paragraph" style:parent-style-name="Standard" style:list-style-name="L1">
      <style:paragraph-properties fo:text-align="justify" style:justify-single-word="false"/>
      <style:text-properties officeooo:rsid="001a87db" officeooo:paragraph-rsid="001a87db"/>
    </style:style>
    <style:style style:name="P22" style:family="paragraph" style:parent-style-name="Standard">
      <style:paragraph-properties fo:text-align="justify" style:justify-single-word="false"/>
      <style:text-properties officeooo:rsid="001c3de9" officeooo:paragraph-rsid="001c3de9"/>
    </style:style>
    <style:style style:name="P23" style:family="paragraph" style:parent-style-name="Heading_20_1" style:master-page-name="Standard">
      <style:paragraph-properties fo:margin-top="0cm" fo:margin-bottom="0.494cm" loext:contextual-spacing="false" style:page-number="auto"/>
    </style:style>
    <style:style style:name="P24" style:family="paragraph" style:parent-style-name="Heading_20_1">
      <style:paragraph-properties fo:break-before="page"/>
    </style:style>
    <style:style style:name="T1" style:family="text">
      <style:text-properties style:font-name="Verdana" fo:font-size="7.5pt" fo:language="es" fo:country="ES" fo:font-style="italic" officeooo:rsid="000f49fb" style:font-name-asian="Times New Roman" style:font-size-asian="7.5pt" style:language-asian="en" style:country-asian="US" style:font-style-asian="italic" style:font-name-complex="Verdana" style:font-size-complex="7.5pt" style:language-complex="en" style:country-complex="US"/>
    </style:style>
    <style:style style:name="T2" style:family="text">
      <style:text-properties fo:language="en" fo:country="GB"/>
    </style:style>
    <style:style style:name="T3" style:family="text">
      <style:text-properties fo:font-size="22pt" style:font-size-asian="22pt"/>
    </style:style>
    <style:style style:name="T4" style:family="text">
      <style:text-properties fo:language="en" fo:country="US" style:language-asian="en" style:country-asian="US"/>
    </style:style>
    <style:style style:name="T5" style:family="text">
      <style:text-properties style:font-name-asian="Times New Roman"/>
    </style:style>
    <style:style style:name="T6" style:family="text">
      <style:text-properties fo:font-weight="bold" style:font-weight-asian="bold"/>
    </style:style>
    <style:style style:name="T7" style:family="text">
      <style:text-properties style:font-weight-complex="bold"/>
    </style:style>
    <style:style style:name="T8" style:family="text">
      <style:text-properties officeooo:rsid="00112e15"/>
    </style:style>
    <style:style style:name="T9" style:family="text">
      <style:text-properties officeooo:rsid="001350c3"/>
    </style:style>
    <style:style style:name="T10" style:family="text">
      <style:text-properties officeooo:rsid="00154d13"/>
    </style:style>
    <style:style style:name="T11" style:family="text">
      <style:text-properties officeooo:rsid="001a87db"/>
    </style:style>
    <style:style style:name="T12" style:family="text">
      <style:text-properties officeooo:rsid="001c3de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
      <text:h text:style-name="Heading_20_1" text:outline-level="1">Requirements Analysis Document</text:h>
      <text:p text:style-name="P16"/>
      <text:p text:style-name="Subtitle"><text:span text:style-name="T2">Application</text:span>: &lt;<text:span text:style-name="T2">Application</text:span> name&gt;</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5">Date: &lt;Date&gt;</text:p>
      <text:p text:style-name="P13"/>
      <text:h text:style-name="Heading_20_1" text:outline-level="1"/>
      <text:p text:style-name="P6"><text:span text:style-name="Strong_20_Emphasis"><text:span text:style-name="T3">Index</text:span></text:span></text:p>
      <text:p text:style-name="P18"><text:span text:style-name="Strong_20_Emphasis"><text:span text:style-name="T3"/></text:span></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_RefHeading___Toc441401310" text:style-name="Index_20_Link" text:visited-style-name="Index_20_Link"><text:span text:style-name="T4">1. Introduction<text:tab/>3</text:span></text:a></text:p>
          <text:p text:style-name="P17"><text:a xlink:type="simple" xlink:href="#__RefHeading___Toc441401311" text:style-name="Index_20_Link" text:visited-style-name="Index_20_Link"><text:span text:style-name="T4">1.1 Purpose of the system<text:tab/>3</text:span></text:a></text:p>
          <text:p text:style-name="P17"><text:a xlink:type="simple" xlink:href="#__RefHeading___Toc441401312" text:style-name="Index_20_Link" text:visited-style-name="Index_20_Link"><text:span text:style-name="T4">1.2 Scope of the system<text:tab/>3</text:span></text:a></text:p>
          <text:p text:style-name="P17"><text:a xlink:type="simple" xlink:href="#__RefHeading___Toc441401313" text:style-name="Index_20_Link" text:visited-style-name="Index_20_Link"><text:span text:style-name="T4">1.3 Objectives and success criteria of the project<text:tab/>3</text:span></text:a></text:p>
          <text:p text:style-name="P17"><text:a xlink:type="simple" xlink:href="#__RefHeading___Toc441401314" text:style-name="Index_20_Link" text:visited-style-name="Index_20_Link"><text:span text:style-name="T4">1.4 Definitions, Acronyms, and abbreviations<text:tab/>3</text:span></text:a></text:p>
          <text:p text:style-name="P18"><text:a xlink:type="simple" xlink:href="#__RefHeading___Toc441401315" text:style-name="Index_20_Link" text:visited-style-name="Index_20_Link"><text:span text:style-name="T4">2. System Description<text:tab/>4</text:span></text:a></text:p>
          <text:p text:style-name="P17"><text:a xlink:type="simple" xlink:href="#__RefHeading___Toc441401316" text:style-name="Index_20_Link" text:visited-style-name="Index_20_Link"><text:span text:style-name="T4">2.1 Functional Requirements<text:tab/>4</text:span></text:a></text:p>
          <text:p text:style-name="P17"><text:a xlink:type="simple" xlink:href="#__RefHeading___Toc441401317" text:style-name="Index_20_Link" text:visited-style-name="Index_20_Link"><text:span text:style-name="T4">2.2 Non-functional Requirements<text:tab/>4</text:span></text:a></text:p>
          <text:p text:style-name="P18"><text:a xlink:type="simple" xlink:href="#__RefHeading___Toc441401318" text:style-name="Index_20_Link" text:visited-style-name="Index_20_Link"><text:span text:style-name="T4">3. Use Cases<text:tab/>5</text:span></text:a></text:p>
          <text:p text:style-name="P17"><text:a xlink:type="simple" xlink:href="#__RefHeading___Toc441401319" text:style-name="Index_20_Link" text:visited-style-name="Index_20_Link"><text:span text:style-name="T4">3.1 Use Case diagram<text:tab/>5</text:span></text:a></text:p>
          <text:p text:style-name="P17"><text:a xlink:type="simple" xlink:href="#__RefHeading___Toc441401320" text:style-name="Index_20_Link" text:visited-style-name="Index_20_Link"><text:span text:style-name="T4">3.2 Use case descriptions<text:tab/>5</text:span></text:a></text:p>
          <text:p text:style-name="P17"><text:a xlink:type="simple" xlink:href="#__RefHeading___Toc441401321" text:style-name="Index_20_Link" text:visited-style-name="Index_20_Link"><text:span text:style-name="T4">3.2.1 Use Case &lt;name&gt;<text:tab/>5</text:span></text:a></text:p>
          <text:p text:style-name="P18"><text:a xlink:type="simple" xlink:href="#__RefHeading___Toc441401322" text:style-name="Index_20_Link" text:visited-style-name="Index_20_Link"><text:span text:style-name="T4">4. Mockups<text:tab/>6</text:span></text:a></text:p>
        </text:index-body>
      </text:table-of-content>
      <text:p text:style-name="P7"/>
      <text:h text:style-name="P24" text:outline-level="1"><text:bookmark-start text:name="__RefHeading___Toc441401310"/>1. Introduction<text:bookmark-end text:name="__RefHeading___Toc441401310"/></text:h>
      <text:h text:style-name="Heading_20_2" text:outline-level="2"><text:bookmark-start text:name="__RefHeading___Toc441401311"/>1.1 Purpose of the system<text:bookmark-end text:name="__RefHeading___Toc441401311"/></text:h>
      <text:p text:style-name="P19">Our application is expected to provide an easy access platform for education centers. It helps professors organize their courses and it gives an easy way to students to access resources.</text:p>
      <text:h text:style-name="Heading_20_2" text:outline-level="2"><text:bookmark-start text:name="__RefHeading___Toc441401312"/>1.2 Scope<text:span text:style-name="T8">(ambito) </text:span>of the system<text:bookmark-end text:name="__RefHeading___Toc441401312"/></text:h>
      <text:p text:style-name="P19">Coorse <text:span text:style-name="T11">enables the professors to create courses and manage them. They can create units and subunits, and inside them they can create exercises. Students have to apply for this courses and the professor must decide if he accepts him or not. Students have to complete this exercises and they get the corrections and marks after that. </text:span></text:p>
      <text:h text:style-name="Heading_20_2" text:outline-level="2"><text:bookmark-start text:name="__RefHeading___Toc441401313"/>1.3 Objectives and success criteria of the project<text:bookmark-end text:name="__RefHeading___Toc441401313"/></text:h>
      <text:p text:style-name="P20">The success of this application is given by the next points:</text:p>
      <text:list xml:id="list1371640921735736919" text:style-name="L1">
        <text:list-item>
          <text:p text:style-name="P21">Creation of courses, units, subunits by professors</text:p>
        </text:list-item>
        <text:list-item>
          <text:p text:style-name="P21">Students being able to do exercises and getting their marks</text:p>
        </text:list-item>
      </text:list>
      <text:h text:style-name="Heading_20_2" text:outline-level="2"><text:bookmark-start text:name="__RefHeading___Toc441401314"/>1.4 Definitions, Acronyms, and abbreviations<text:bookmark-end text:name="__RefHeading___Toc441401314"/></text:h>
      <text:p text:style-name="P9">Write a list of technical terms and abbreviations used in the document.</text:p>
      <text:h text:style-name="P24" text:outline-level="1"><text:bookmark-start text:name="__RefHeading___Toc441401315"/>2. System Description<text:bookmark-end text:name="__RefHeading___Toc441401315"/></text:h>
      <text:h text:style-name="Heading_20_2" text:outline-level="2"><text:bookmark-start text:name="__RefHeading___Toc441401316"/>2.1 Functional Requirement<text:span text:style-name="T10">s</text:span><text:bookmark-end text:name="__RefHeading___Toc441401316"/></text:h>
      <text:p text:style-name="P10">In this application, there are two types of users:</text:p>
      <text:p text:style-name="P10"/>
      <text:p text:style-name="P10">-<text:tab/><text:span text:style-name="T10">2.1.1 </text:span>Student: The student user launches the application to see the available courses at the moment, and to work and use the information displayed on the courses where he is registered. He also can see his progress on every <text:span text:style-name="T9">course.</text:span></text:p>
      <text:p text:style-name="P10"/>
      <text:p text:style-name="P11">Here are all the functional requirements for every student's account:</text:p>
      <text:p text:style-name="P10"/>
      <text:p text:style-name="P11">2.1.1.1<text:tab/>Credentials: Every student account has a</text:p>
      <text:p text:style-name="P10"/>
      <text:p text:style-name="P10">-<text:tab/><text:span text:style-name="T10">2.1.2 </text:span>Teacher: The teacher user launches the application in order to edit the courses available, <text:span text:style-name="T9">making exercises and deciding what he wants to be open for students and what not. He also can see different stats of every course, which are detailed below.</text:span></text:p>
      <text:h text:style-name="Heading_20_2" text:outline-level="2"><text:bookmark-start text:name="__RefHeading___Toc441401317"/>2.2 Non-functional Requirements<text:bookmark-end text:name="__RefHeading___Toc441401317"/></text:h>
      <text:p text:style-name="P20">2.2.1 Usability:</text:p>
      <text:p text:style-name="P20"><text:span text:style-name="T12">Almost e</text:span>verything is managed through the mouse. To open a course you must click on it. The same applies to access unit<text:span text:style-name="T12">s, subunits and exercises. The only situation where you are required to use a keyboard is if the exercise asks for it, giving you an open question.</text:span></text:p>
      <text:p text:style-name="P20"/>
      <text:p text:style-name="P22">2.2.2 Reliability:</text:p>
      <text:p text:style-name="P22">The application must handle as many courses as the professors want, a group of 10-15 professors and a group of 100-1000 students</text:p>
      <text:p text:style-name="P22"/>
      <text:p text:style-name="P22">2.2.3 Performance:</text:p>
      <text:p text:style-name="P22">The application shouldn't have any performance constraints and user interaction shouldn't cause any visible disturbance</text:p>
      <text:p text:style-name="P22"/>
      <text:p text:style-name="P22"/>
      <text:h text:style-name="P24" text:outline-level="1"><text:bookmark-start text:name="__RefHeading___Toc441401318"/>3. Use Cases<text:bookmark-end text:name="__RefHeading___Toc441401318"/></text:h>
      <text:h text:style-name="Heading_20_2" text:outline-level="2"><text:bookmark-start text:name="__RefHeading___Toc441401319"/>3.1 Use Case diagram<text:bookmark-end text:name="__RefHeading___Toc441401319"/></text:h>
      <text:p text:style-name="P8">The use case diagram of the system</text:p>
      <text:h text:style-name="Heading_20_2" text:outline-level="2"><text:bookmark-start text:name="__RefHeading___Toc441401320"/>3.2 Use case descriptions<text:bookmark-end text:name="__RefHeading___Toc441401320"/></text:h>
      <text:p text:style-name="P8">Write a <text:span text:style-name="T6">minimum of 3 detailed use cases</text:span>, using the following template:</text:p>
      <text:h text:style-name="Heading_20_2" text:outline-level="2"><text:bookmark-start text:name="__RefHeading___Toc441401321"/>3.2.1 Use Case &lt;name&gt;<text:bookmark-end text:name="__RefHeading___Toc441401321"/></text:h>
      <text:p text:style-name="P8">Primary Actor : &lt;List of primary actors&gt;</text:p>
      <text:p text:style-name="P8">Stakeholders and Goals:</text:p>
      <text:p text:style-name="P14"><text:span text:style-name="T5"><text:s/></text:span>&lt;List of Stakeholders and objectives&gt;</text:p>
      <text:p text:style-name="P8">Preconditions:</text:p>
      <text:p text:style-name="P14">&lt;Explains the state that the system must be in for the use case to be able to start&gt;</text:p>
      <text:p text:style-name="P8">Success guarantee (Post-conditions):</text:p>
      <text:p text:style-name="P14">&lt;List of conditions that will be true when the use cases ends successfully&gt;</text:p>
      <text:p text:style-name="P8">Main Success Scenario:</text:p>
      <text:p text:style-name="P15">&lt;List of steps that describe how the use case goal can be achieved and all related stakeholder interests can be satisfied&gt;</text:p>
      <text:p text:style-name="P8">Extensions (Alternative paths):</text:p>
      <text:p text:style-name="P14">&lt; Alternate and Exception Scenarios &gt;</text:p>
      <text:p text:style-name="P8">Special Requirements:</text:p>
      <text:p text:style-name="P14">&lt;List of non-functional requirements&gt;</text:p>
      <text:p text:style-name="P8"><text:span text:style-name="T7">Technology and Data Variations List</text:span>:</text:p>
      <text:p text:style-name="P14">&lt;List of different technological options for functionality in use&gt;</text:p>
      <text:p text:style-name="P8">Frequency:</text:p>
      <text:p text:style-name="P14">&lt;Estimated frequency of occurrence&gt;</text:p>
      <text:p text:style-name="P8">Open Issues:</text:p>
      <text:p text:style-name="P14">&lt;Open issues or issues not solved yet, to consider in a future application version &gt;</text:p>
      <text:h text:style-name="P24" text:outline-level="1"><text:bookmark-start text:name="__RefHeading___Toc441401322"/>4. Mockups<text:bookmark-end text:name="__RefHeading___Toc441401322"/></text:h>
      <text:p text:style-name="P8">Include mockup visualizations of the application user interface. The mockups should cover all the application functionality, and should include indications (e.g., clicking a button, selecting a menu item) on how to navigate between the different window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Lohit Devanagari1" svg:font-family="'Lohit Devanagari'"/>
    <style:font-face style:name="serif" svg:font-family="serif"/>
    <style:font-face style:name="Courier New" svg:font-family="'Courier New'"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Normal_20__28_Web_29_" style:display-name="Normal (Web)" style:family="paragraph" style:parent-style-name="Standard">
      <style:paragraph-properties fo:margin-top="0.494cm" fo:margin-bottom="0.494cm" loext:contextual-spacing="false"/>
    </style:style>
    <style:style style:name="Mapa_20_del_20_documento" style:display-name="Mapa del documento"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Lista_20_con_20_números_20_2" style:display-name="Lista con números 2" style:family="paragraph" style:parent-style-name="Standard" style:list-style-name="WW8Num4"/>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comentario" style:display-name="Texto comentario" style:family="paragraph" style:parent-style-name="Standard">
      <style:text-properties fo:font-size="10pt" style:font-size-asian="10pt" style:font-size-complex="10pt"/>
    </style:style>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Subtitle" style:family="paragraph" style:parent-style-name="Standard" style:next-style-name="Text_20_body" style:class="chapter">
      <style:paragraph-properties fo:line-height="130%"/>
      <style:text-properties style:font-name="Verdana" fo:font-family="Verdana" style:font-family-generic="swiss" style:font-pitch="variable" fo:font-style="italic" style:font-name-asian="Times New Roman" style:font-family-asian="'Times New Roman'" style:font-family-generic-asian="roman" style:font-pitch-asian="variable" style:font-style-asian="italic" style:font-name-complex="Verdana" style:font-family-complex="Verdana" style:font-family-generic-complex="swiss" style:font-pitch-complex="variable" style:language-complex="en" style:country-complex="US"/>
    </style:style>
    <style:style style:name="Título_20_de_20_TDC" style:display-name="Título de TDC"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color="#000000"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Ref._20_de_20_comentario" style:display-name="Ref. de comentario" style:family="text">
      <style:text-properties fo:font-size="8pt" style:font-size-asian="8pt" style:font-size-complex="8pt"/>
    </style:style>
    <style:style style:name="Subtítulo_20_Car" style:display-name="Subtítulo Car" style:family="text">
      <style:text-properties style:font-name="Verdana" fo:font-family="Verdana" style:font-family-generic="swiss"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Verdana" style:font-family-complex="Verdana" style:font-family-generic-complex="swiss" style:font-pitch-complex="variable" style:font-size-complex="12pt" style:language-complex="en" style:country-complex="US"/>
    </style:style>
    <style:style style:name="Pie_20_de_20_página_20_Car" style:display-name="Pie de página Car" style:family="text">
      <style:text-properties fo:font-size="12pt" style:font-size-asian="12pt" style:language-asian="zh" style:country-asian="CN" style:font-size-complex="12pt"/>
    </style:style>
    <style:style style:name="Título_20_Car" style:display-name="Título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language-asian="zh" style:country-asian="CN" style:font-weight-asian="bold" style:font-name-complex="Times New Roman" style:font-family-complex="'Times New Roman'" style:font-family-generic-complex="roman" style:font-pitch-complex="variable" style:font-size-complex="16pt" style:font-weight-complex="bol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258cm" fo:margin-left="-0.161cm" fo:margin-top="1.907cm" fo:margin-bottom="0cm" table:align="left" style:writing-mode="lr-tb"/>
    </style:style>
    <style:style style:name="Table1.A" style:family="table-column">
      <style:table-column-properties style:column-width="4.898cm"/>
    </style:style>
    <style:style style:name="Table1.B" style:family="table-column">
      <style:table-column-properties style:column-width="5.02cm"/>
    </style:style>
    <style:style style:name="Table1.C" style:family="table-column">
      <style:table-column-properties style:column-width="5.339cm"/>
    </style:style>
    <style:style style:name="Table1.1" style:family="table-row">
      <style:table-row-properties style:min-row-height="0.854cm" fo:keep-together="auto"/>
    </style:style>
    <style:style style:name="Table1.A1" style:family="table-cell">
      <style:table-cell-properties style:vertical-align="middle" fo:padding-left="0.152cm" fo:padding-right="0.152cm" fo:padding-top="0cm" fo:padding-bottom="0cm" fo:border-left="0.5pt solid #999999" fo:border-right="none" fo:border-top="none" fo:border-bottom="none" style:writing-mode="lr-tb"/>
    </style:style>
    <style:style style:name="Table1.C1" style:family="table-cell">
      <style:table-cell-properties style:vertical-align="middle" fo:padding-left="0.152cm" fo:padding-right="0.152cm" fo:padding-top="0cm" fo:padding-bottom="0cm" fo:border-left="0.5pt solid #999999" fo:border-right="0.5pt solid #999999" fo:border-top="none" fo:border-bottom="none" style:writing-mode="lr-tb"/>
    </style:style>
    <style:style style:name="MP1" style:family="paragraph" style:parent-style-name="Standard">
      <style:paragraph-properties style:snap-to-layout-grid="false"/>
      <style:text-properties fo:color="#808080" style:font-name="Verdana" fo:font-size="7.5pt" style:font-name-asian="Times New Roman" style:font-size-asian="7.5pt" style:language-asian="en" style:country-asian="US" style:font-name-complex="Verdana" style:font-size-complex="7.5pt" style:language-complex="en" style:country-complex="US"/>
    </style:style>
    <style:style style:name="MP2" style:family="paragraph" style:parent-style-name="Standard">
      <style:text-properties fo:color="#808080" style:font-name="Verdana" fo:font-size="7.5pt" fo:language="es" fo:country="ES" officeooo:rsid="000f1383" officeooo:paragraph-rsid="000f1383" style:font-name-asian="Times New Roman" style:font-size-asian="7.5pt" style:language-asian="en" style:country-asian="US" style:font-name-complex="Verdana" style:font-size-complex="7.5pt" style:language-complex="en" style:country-complex="US"/>
    </style:style>
    <style:style style:name="MP3" style:family="paragraph" style:parent-style-name="Standard">
      <style:text-properties officeooo:paragraph-rsid="000f49fb"/>
    </style:style>
    <style:style style:name="MP4" style:family="paragraph" style:parent-style-name="Standard">
      <style:text-properties fo:color="#808080" style:font-name="Verdana" fo:font-size="7.5pt" fo:language="es" fo:country="ES" fo:font-style="italic" style:font-name-asian="Times New Roman" style:font-size-asian="7.5pt" style:language-asian="en" style:country-asian="US" style:font-style-asian="italic" style:font-name-complex="Verdana" style:font-size-complex="7.5pt" style:language-complex="en" style:country-complex="US"/>
    </style:style>
    <style:style style:name="MP5" style:family="paragraph" style:parent-style-name="Header">
      <style:text-properties fo:font-weight="bold" style:font-weight-asian="bold"/>
    </style:style>
    <style:style style:name="MT1" style:family="text">
      <style:text-properties style:font-name="Verdana" fo:font-size="7.5pt" fo:language="es" fo:country="ES" fo:font-style="italic" officeooo:rsid="000f49fb" style:font-name-asian="Times New Roman" style:font-size-asian="7.5pt" style:language-asian="en" style:country-asian="US" style:font-style-asian="italic" style:font-name-complex="Verdana" style:font-size-complex="7.5pt" style:language-complex="en" style:country-complex="US"/>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
            </table:table-cell>
            <table:table-cell table:style-name="Table1.A1" office:value-type="string">
              <text:p text:style-name="MP2">Víctor García Carrera</text:p>
              <text:p text:style-name="MP2">Carlos Ignacio Isasa Martin</text:p>
            </table:table-cell>
            <table:table-cell table:style-name="Table1.C1" office:value-type="string">
              <text:p text:style-name="MP3"><text:span text:style-name="Internet_20_link"><text:span text:style-name="MT1">victor.garciacarrera@estudiante.uam.es</text:span></text:span></text:p>
              <text:p text:style-name="MP4">name2@estudiante.uam.es</text:p>
            </table:table-cell>
          </table:table-row>
        </table:table>
        <text:p text:style-name="MP5"/>
      </style:header>
      <style:footer>
        <text:p text:style-name="Footer"><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Analysis Document (RAD)</dc:title>
    <meta:initial-creator>George Heineman</meta:initial-creator>
    <meta:creation-date>2016-01-24T12:21:00</meta:creation-date>
    <dc:date>2017-02-14T19:05:53.399034194</dc:date>
    <meta:print-date>2007-02-12T15:25:00</meta:print-date>
    <meta:editing-cycles>8</meta:editing-cycles>
    <meta:editing-duration>PT36M21S</meta:editing-duration>
    <meta:generator>LibreOffice/4.4.4.3$Linux_X86_64 LibreOffice_project/40m0$Build-3</meta:generator>
    <dc:creator>Carlos Martin</dc:creator>
    <meta:document-statistic meta:table-count="1" meta:image-count="0" meta:object-count="0" meta:page-count="6" meta:paragraph-count="74" meta:word-count="644" meta:character-count="4030" meta:non-whitespace-character-count="3460"/>
  </office:meta>
</office:document-meta>
</file>